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4.1816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number-rows-repeated="9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INSTRUCTION SET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FUNCT3</text:p>
          </table:table-cell>
          <table:table-cell office:value-type="string" table:style-name="ce2">
            <text:p>FUNCT7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DESCRIPTIO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LUI</text:p>
          </table:table-cell>
          <table:table-cell office:value-type="float" office:value="110111" table:style-name="ce3">
            <text:p>0110111</text:p>
          </table:table-cell>
          <table:table-cell office:value-type="string" table:style-name="ce4">
            <text:p>/</text:p>
          </table:table-cell>
          <table:table-cell office:value-type="string" table:style-name="ce1">
            <text:p>/</text:p>
          </table:table-cell>
          <table:table-cell office:value-type="string" table:style-name="ce1">
            <text:p>U</text:p>
          </table:table-cell>
          <table:table-cell table:style-name="ce5"/>
          <table:table-cell office:value-type="string" table:style-name="ce1">
            <text:p>Load upper immi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AUIPC</text:p>
          </table:table-cell>
          <table:table-cell office:value-type="float" office:value="10111" table:style-name="ce3">
            <text:p>0010111</text:p>
          </table:table-cell>
          <table:table-cell office:value-type="string" table:style-name="ce4">
            <text:p>/</text:p>
          </table:table-cell>
          <table:table-cell office:value-type="string" table:style-name="ce1">
            <text:p>/</text:p>
          </table:table-cell>
          <table:table-cell office:value-type="string" table:style-name="ce1">
            <text:p>U</text:p>
          </table:table-cell>
          <table:table-cell table:style-name="ce1"/>
          <table:table-cell office:value-type="string" table:style-name="ce1">
            <text:p>Add upper immidiate program counter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JAL</text:p>
          </table:table-cell>
          <table:table-cell office:value-type="float" office:value="1101111" table:style-name="ce3">
            <text:p>1101111</text:p>
          </table:table-cell>
          <table:table-cell office:value-type="string" table:style-name="ce4">
            <text:p>/</text:p>
          </table:table-cell>
          <table:table-cell office:value-type="string" table:style-name="ce1">
            <text:p>/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string" table:style-name="ce1">
            <text:p>Jump and link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JALR</text:p>
          </table:table-cell>
          <table:table-cell office:value-type="float" office:value="1100111" table:style-name="ce3">
            <text:p>1100111</text:p>
          </table:table-cell>
          <table:table-cell office:value-type="float" office:value="0" table:style-name="ce4">
            <text:p>0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Jump and link register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BEQ</text:p>
          </table:table-cell>
          <table:table-cell office:value-type="float" office:value="1100011" table:style-name="ce3">
            <text:p>1100011</text:p>
          </table:table-cell>
          <table:table-cell office:value-type="float" office:value="0" table:style-name="ce4">
            <text:p>0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Branch if equal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BNE</text:p>
          </table:table-cell>
          <table:table-cell office:value-type="float" office:value="1100011" table:style-name="ce3">
            <text:p>1100011</text:p>
          </table:table-cell>
          <table:table-cell office:value-type="float" office:value="1" table:style-name="ce4">
            <text:p>001</text:p>
          </table:table-cell>
          <table:table-cell office:value-type="string" table:style-name="ce3">
            <text:p>/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Branch if not equal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BLT</text:p>
          </table:table-cell>
          <table:table-cell office:value-type="float" office:value="1100011" table:style-name="ce3">
            <text:p>110001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Branch if less tha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BGE</text:p>
          </table:table-cell>
          <table:table-cell office:value-type="float" office:value="1100011" table:style-name="ce3">
            <text:p>1100011</text:p>
          </table:table-cell>
          <table:table-cell office:value-type="float" office:value="101" table:style-name="ce4">
            <text:p>101</text:p>
          </table:table-cell>
          <table:table-cell office:value-type="string" table:style-name="ce3">
            <text:p>/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Branch if greather tha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BLTU</text:p>
          </table:table-cell>
          <table:table-cell office:value-type="float" office:value="1100011" table:style-name="ce3">
            <text:p>1100011</text:p>
          </table:table-cell>
          <table:table-cell office:value-type="float" office:value="110" table:style-name="ce4">
            <text:p>11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Branch less than equal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BGEU</text:p>
          </table:table-cell>
          <table:table-cell office:value-type="float" office:value="1100011" table:style-name="ce3">
            <text:p>1100011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/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Branch greater than equal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LB</text:p>
          </table:table-cell>
          <table:table-cell office:value-type="float" office:value="11" table:style-name="ce3">
            <text:p>0000011</text:p>
          </table:table-cell>
          <table:table-cell office:value-type="float" office:value="0" table:style-name="ce4">
            <text:p>0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Load by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LH</text:p>
          </table:table-cell>
          <table:table-cell office:value-type="float" office:value="11" table:style-name="ce3">
            <text:p>0000011</text:p>
          </table:table-cell>
          <table:table-cell office:value-type="float" office:value="1" table:style-name="ce4">
            <text:p>001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Load half-wor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LW</text:p>
          </table:table-cell>
          <table:table-cell office:value-type="float" office:value="11" table:style-name="ce3">
            <text:p>0000011</text:p>
          </table:table-cell>
          <table:table-cell office:value-type="float" office:value="10" table:style-name="ce4">
            <text:p>01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Load wor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LBU</text:p>
          </table:table-cell>
          <table:table-cell office:value-type="float" office:value="11" table:style-name="ce3">
            <text:p>000001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Load byte upper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LHU</text:p>
          </table:table-cell>
          <table:table-cell office:value-type="float" office:value="11" table:style-name="ce3">
            <text:p>0000011</text:p>
          </table:table-cell>
          <table:table-cell office:value-type="float" office:value="101" table:style-name="ce4">
            <text:p>101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Load half-word upper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B</text:p>
          </table:table-cell>
          <table:table-cell office:value-type="float" office:value="100011" table:style-name="ce3">
            <text:p>0100011</text:p>
          </table:table-cell>
          <table:table-cell office:value-type="float" office:value="0" table:style-name="ce4">
            <text:p>0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Store by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H</text:p>
          </table:table-cell>
          <table:table-cell office:value-type="float" office:value="100011" table:style-name="ce3">
            <text:p>0100011</text:p>
          </table:table-cell>
          <table:table-cell office:value-type="float" office:value="1" table:style-name="ce4">
            <text:p>001</text:p>
          </table:table-cell>
          <table:table-cell office:value-type="string" table:style-name="ce3">
            <text:p>/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Store half-wor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W</text:p>
          </table:table-cell>
          <table:table-cell office:value-type="float" office:value="100011" table:style-name="ce3">
            <text:p>0100011</text:p>
          </table:table-cell>
          <table:table-cell office:value-type="float" office:value="10" table:style-name="ce4">
            <text:p>01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Store wor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ADDI</text:p>
          </table:table-cell>
          <table:table-cell office:value-type="float" office:value="10011" table:style-name="ce3">
            <text:p>0010011</text:p>
          </table:table-cell>
          <table:table-cell office:value-type="float" office:value="0" table:style-name="ce4">
            <text:p>0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Add immi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LTI</text:p>
          </table:table-cell>
          <table:table-cell office:value-type="float" office:value="10011" table:style-name="ce3">
            <text:p>0010011</text:p>
          </table:table-cell>
          <table:table-cell office:value-type="float" office:value="10" table:style-name="ce4">
            <text:p>01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Set on less than imme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LTIU</text:p>
          </table:table-cell>
          <table:table-cell office:value-type="float" office:value="10011" table:style-name="ce3">
            <text:p>0010011</text:p>
          </table:table-cell>
          <table:table-cell office:value-type="float" office:value="11" table:style-name="ce4">
            <text:p>011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Set on less than immediate unsigne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XORI</text:p>
          </table:table-cell>
          <table:table-cell office:value-type="float" office:value="10011" table:style-name="ce3">
            <text:p>0010011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Exclusive or imme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ORI</text:p>
          </table:table-cell>
          <table:table-cell office:value-type="float" office:value="10011" table:style-name="ce3">
            <text:p>0010011</text:p>
          </table:table-cell>
          <table:table-cell office:value-type="float" office:value="110" table:style-name="ce4">
            <text:p>11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Or imme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ANDI</text:p>
          </table:table-cell>
          <table:table-cell office:value-type="float" office:value="10011" table:style-name="ce3">
            <text:p>0010011</text:p>
          </table:table-cell>
          <table:table-cell office:value-type="float" office:value="111" table:style-name="ce4">
            <text:p>111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And imme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LLI</text:p>
          </table:table-cell>
          <table:table-cell office:value-type="float" office:value="10011" table:style-name="ce3">
            <text:p>0010011</text:p>
          </table:table-cell>
          <table:table-cell office:value-type="float" office:value="1" table:style-name="ce4">
            <text:p>001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hift left logical imme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RLI</text:p>
          </table:table-cell>
          <table:table-cell office:value-type="float" office:value="10011" table:style-name="ce3">
            <text:p>0010011</text:p>
          </table:table-cell>
          <table:table-cell office:value-type="float" office:value="101" table:style-name="ce4">
            <text:p>101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hift right logical imme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RAI</text:p>
          </table:table-cell>
          <table:table-cell office:value-type="float" office:value="10011" table:style-name="ce3">
            <text:p>0010011</text:p>
          </table:table-cell>
          <table:table-cell office:value-type="float" office:value="101" table:style-name="ce4">
            <text:p>101</text:p>
          </table:table-cell>
          <table:table-cell office:value-type="float" office:value="100000" table:style-name="ce3">
            <text:p>01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hift right arithmetic immediat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ADD</text:p>
          </table:table-cell>
          <table:table-cell office:value-type="float" office:value="110011" table:style-name="ce3">
            <text:p>0110011</text:p>
          </table:table-cell>
          <table:table-cell office:value-type="float" office:value="0" table:style-name="ce4">
            <text:p>000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Ad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UB</text:p>
          </table:table-cell>
          <table:table-cell office:value-type="float" office:value="110011" table:style-name="ce3">
            <text:p>0110011</text:p>
          </table:table-cell>
          <table:table-cell office:value-type="float" office:value="0" table:style-name="ce4">
            <text:p>000</text:p>
          </table:table-cell>
          <table:table-cell office:value-type="float" office:value="100000" table:style-name="ce3">
            <text:p>01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ubstract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LL</text:p>
          </table:table-cell>
          <table:table-cell office:value-type="float" office:value="110011" table:style-name="ce3">
            <text:p>0110011</text:p>
          </table:table-cell>
          <table:table-cell office:value-type="float" office:value="1" table:style-name="ce4">
            <text:p>001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hift left logical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LT</text:p>
          </table:table-cell>
          <table:table-cell office:value-type="float" office:value="110011" table:style-name="ce3">
            <text:p>0110011</text:p>
          </table:table-cell>
          <table:table-cell office:value-type="float" office:value="10" table:style-name="ce4">
            <text:p>010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et less tha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LTU</text:p>
          </table:table-cell>
          <table:table-cell office:value-type="float" office:value="110011" table:style-name="ce3">
            <text:p>0110011</text:p>
          </table:table-cell>
          <table:table-cell office:value-type="float" office:value="11" table:style-name="ce4">
            <text:p>011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et less than unsigne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XOR</text:p>
          </table:table-cell>
          <table:table-cell office:value-type="float" office:value="110011" table:style-name="ce3">
            <text:p>0110011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Exclusive or<text:s text:c="2"/>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RL</text:p>
          </table:table-cell>
          <table:table-cell office:value-type="float" office:value="110011" table:style-name="ce3">
            <text:p>0110011</text:p>
          </table:table-cell>
          <table:table-cell office:value-type="float" office:value="101" table:style-name="ce4">
            <text:p>101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hift right logical<text:s text:c="2"/>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SRA</text:p>
          </table:table-cell>
          <table:table-cell office:value-type="float" office:value="110011" table:style-name="ce3">
            <text:p>0110011</text:p>
          </table:table-cell>
          <table:table-cell office:value-type="float" office:value="101" table:style-name="ce4">
            <text:p>101</text:p>
          </table:table-cell>
          <table:table-cell office:value-type="float" office:value="100000" table:style-name="ce3">
            <text:p>01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Shift right arithmetic<text:s text:c="2"/>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OR</text:p>
          </table:table-cell>
          <table:table-cell office:value-type="float" office:value="110011" table:style-name="ce3">
            <text:p>0110011</text:p>
          </table:table-cell>
          <table:table-cell office:value-type="float" office:value="110" table:style-name="ce4">
            <text:p>110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Or<text:s text:c="2"/>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ANDI</text:p>
          </table:table-cell>
          <table:table-cell office:value-type="float" office:value="110011" table:style-name="ce3">
            <text:p>0110011</text:p>
          </table:table-cell>
          <table:table-cell office:value-type="float" office:value="111" table:style-name="ce4">
            <text:p>111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And<text:s text:c="2"/>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FENCE</text:p>
          </table:table-cell>
          <table:table-cell office:value-type="float" office:value="1111" table:style-name="ce3">
            <text:p>0001111</text:p>
          </table:table-cell>
          <table:table-cell office:value-type="float" office:value="0" table:style-name="ce4">
            <text:p>000</text:p>
          </table:table-cell>
          <table:table-cell office:value-type="string" table:style-name="ce3">
            <text:p>/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Fe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ECALL</text:p>
          </table:table-cell>
          <table:table-cell office:value-type="float" office:value="1110011" table:style-name="ce3">
            <text:p>1110011</text:p>
          </table:table-cell>
          <table:table-cell office:value-type="float" office:value="0" table:style-name="ce4">
            <text:p>000</text:p>
          </table:table-cell>
          <table:table-cell office:value-type="float" office:value="0" table:style-name="ce3">
            <text:p>0000000</text:p>
          </table:table-cell>
          <table:table-cell office:value-type="string" table:style-name="ce1">
            <text:p>Special</text:p>
          </table:table-cell>
          <table:table-cell table:style-name="ce1"/>
          <table:table-cell office:value-type="string" table:style-name="ce1">
            <text:p>Ecal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RV32I</text:p>
          </table:table-cell>
          <table:table-cell office:value-type="string" table:style-name="ce1">
            <text:p>EBREAK</text:p>
          </table:table-cell>
          <table:table-cell office:value-type="float" office:value="1110011" table:style-name="ce3">
            <text:p>1110011</text:p>
          </table:table-cell>
          <table:table-cell office:value-type="float" office:value="0" table:style-name="ce4">
            <text:p>000</text:p>
          </table:table-cell>
          <table:table-cell office:value-type="float" office:value="1" table:style-name="ce3">
            <text:p>0000001</text:p>
          </table:table-cell>
          <table:table-cell office:value-type="string" table:style-name="ce1">
            <text:p>Special</text:p>
          </table:table-cell>
          <table:table-cell table:style-name="ce1"/>
          <table:table-cell office:value-type="string" table:style-name="ce1">
            <text:p>Ebrea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number-rows-repeated="8" table:style-name="ro1">
          <table:table-cell table:number-columns-repeated="2"/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4"/>
          <table:table-cell table:number-columns-repeated="16378" table:style-name="ce1"/>
        </table:table-row>
        <table:table-row table:number-rows-repeated="1048516" table:style-name="ro1">
          <table:table-cell table:number-columns-repeated="16384"/>
        </table:table-row>
      </table:table>
      <table:database-ranges>
        <table:database-range table:target-range-address="Delovni_list1.C10:Delovni_list1.J50" table:name="Tabe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7"/>
    </number:number-style>
    <number:number-style style:name="N37">
      <number:number number:decimal-places="0" number:min-integer-digits="3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Kategorija_32_vrtilne_32_tabele" style:display-name="Kategorija vrtilne tabel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Naslov_32_vrtilne_32_tabele" style:display-name="Naslov vrtilne tabe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lje_32_vrtilne_32_tabele" style:display-name="Polje vrtilne tabele" style:family="table-cell" style:data-style-name="N0">
      <style:table-cell-properties style:vertical-align="automatic" fo:background-color="transparent"/>
    </style:style>
    <style:style style:name="Rezultat_32_vrtilne_32_tabele" style:display-name="Rezultat vrtilne tabele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ogal_32_vrtilne_32_tabele" style:display-name="Vogal vrtilne tabele" style:family="table-cell" style:data-style-name="N0">
      <style:table-cell-properties style:vertical-align="automatic" fo:background-color="transparent"/>
    </style:style>
    <style:style style:name="Vrednost_32_vrtilne_32_tabele" style:display-name="Vrednost vrtilne tabele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an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Jure</dc:creator>
    <meta:creation-date>2019-11-24T17:23:45Z</meta:creation-date>
    <dc:date>2019-11-24T17:32:04Z</dc:date>
    <meta:editing-cycles>4</meta:editing-cycles>
    <meta:editing-duration>PT559S</meta:editing-duration>
  </office:meta>
</office:document-meta>
</file>